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484cm" table:align="left"/>
    </style:style>
    <style:style style:name="Table1.A" style:family="table-column">
      <style:table-column-properties style:column-width="4.489cm"/>
    </style:style>
    <style:style style:name="Table1.B" style:family="table-column">
      <style:table-column-properties style:column-width="8.082cm"/>
    </style:style>
    <style:style style:name="Table1.C" style:family="table-column">
      <style:table-column-properties style:column-width="3.912cm"/>
    </style:style>
    <style:style style:name="Table1.A1" style:family="table-cell">
      <style:table-cell-properties style:vertical-align="middle" fo:padding="0.185cm" fo:border-left="0.75pt solid #808080" fo:border-right="0.75pt solid #808080" fo:border-top="0.75pt solid #808080" fo:border-bottom="0.05pt solid #808080"/>
    </style:style>
    <style:style style:name="Table1.B1" style:family="table-cell">
      <style:table-cell-properties style:vertical-align="middle" fo:padding="0.185cm" fo:border-left="0.05pt solid #808080" fo:border-right="0.75pt solid #808080" fo:border-top="0.75pt solid #808080" fo:border-bottom="0.05pt solid #808080"/>
    </style:style>
    <style:style style:name="Table1.A2" style:family="table-cell">
      <style:table-cell-properties style:vertical-align="middle" fo:padding="0.185cm" fo:border-left="0.75pt solid #808080" fo:border-right="0.75pt solid #808080" fo:border-top="none" fo:border-bottom="0.75pt solid #808080"/>
    </style:style>
    <style:style style:name="Table1.B2" style:family="table-cell">
      <style:table-cell-properties style:vertical-align="middle" fo:padding="0.185cm" fo:border-left="0.05pt solid #808080" fo:border-right="0.75pt solid #808080" fo:border-top="none" fo:border-bottom="0.75pt solid #808080"/>
    </style:style>
    <style:style style:name="Table2" style:family="table">
      <style:table-properties style:width="16.484cm" table:align="left"/>
    </style:style>
    <style:style style:name="Table2.A" style:family="table-column">
      <style:table-column-properties style:column-width="4.489cm"/>
    </style:style>
    <style:style style:name="Table2.B" style:family="table-column">
      <style:table-column-properties style:column-width="8.082cm"/>
    </style:style>
    <style:style style:name="Table2.C" style:family="table-column">
      <style:table-column-properties style:column-width="3.912cm"/>
    </style:style>
    <style:style style:name="Table2.A1" style:family="table-cell">
      <style:table-cell-properties style:vertical-align="middle" fo:padding="0.185cm" fo:border-left="0.75pt solid #808080" fo:border-right="0.75pt solid #808080" fo:border-top="0.75pt solid #808080" fo:border-bottom="0.05pt solid #808080"/>
    </style:style>
    <style:style style:name="Table2.B1" style:family="table-cell">
      <style:table-cell-properties style:vertical-align="middle" fo:padding="0.185cm" fo:border-left="0.05pt solid #808080" fo:border-right="0.75pt solid #808080" fo:border-top="0.75pt solid #808080" fo:border-bottom="0.05pt solid #808080"/>
    </style:style>
    <style:style style:name="Table2.A2" style:family="table-cell">
      <style:table-cell-properties style:vertical-align="middle" fo:padding="0.185cm" fo:border-left="0.75pt solid #808080" fo:border-right="0.75pt solid #808080" fo:border-top="none" fo:border-bottom="0.05pt solid #808080"/>
    </style:style>
    <style:style style:name="Table2.B2" style:family="table-cell">
      <style:table-cell-properties style:vertical-align="middle" fo:padding="0.185cm" fo:border-left="0.05pt solid #808080" fo:border-right="0.75pt solid #808080" fo:border-top="none" fo:border-bottom="0.05pt solid #808080"/>
    </style:style>
    <style:style style:name="Table2.A4" style:family="table-cell">
      <style:table-cell-properties style:vertical-align="middle" fo:padding="0.185cm" fo:border-left="0.75pt solid #808080" fo:border-right="0.75pt solid #808080" fo:border-top="none" fo:border-bottom="0.75pt solid #808080"/>
    </style:style>
    <style:style style:name="Table2.B4" style:family="table-cell">
      <style:table-cell-properties style:vertical-align="middle" fo:padding="0.185cm" fo:border-left="0.05pt solid #808080" fo:border-right="0.75pt solid #808080" fo:border-top="none" fo:border-bottom="0.75pt solid #808080"/>
    </style:style>
    <style:style style:name="P1" style:family="paragraph" style:parent-style-name="Standard">
      <style:text-properties officeooo:rsid="001f52a5" officeooo:paragraph-rsid="001f52a5"/>
    </style:style>
    <style:style style:name="P2" style:family="paragraph" style:parent-style-name="Text_20_body" style:list-style-name="L1"/>
    <style:style style:name="P3" style:family="paragraph" style:parent-style-name="Text_20_body">
      <style:text-properties fo:font-weight="bold"/>
    </style:style>
    <style:style style:name="P4" style:family="paragraph" style:parent-style-name="Text_20_body" style:list-style-name="L2"/>
    <style:style style:name="P5" style:family="paragraph" style:parent-style-name="Table_20_Contents">
      <style:paragraph-properties fo:margin-top="0cm" fo:margin-bottom="0.499cm" loext:contextual-spacing="false"/>
    </style:style>
    <style:style style:name="P6" style:family="paragraph" style:parent-style-name="Table_20_Contents">
      <style:paragraph-properties fo:margin-top="0cm" fo:margin-bottom="0.499cm" loext:contextual-spacing="false"/>
      <style:text-properties fo:font-weight="bold"/>
    </style:style>
    <style:style style:name="P7" style:family="paragraph" style:parent-style-name="Heading_20_2">
      <style:text-properties officeooo:rsid="001f52a5" officeooo:paragraph-rsid="001f52a5"/>
    </style:style>
    <style:style style:name="T1" style:family="text">
      <style:text-properties style:text-position="33% 8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S corporate actions </text:p>
      <text:p text:style-name="P1"/>
      <text:h text:style-name="P7" text:outline-level="2">Declaration of First Interim Dividend and Record Date Q1 FY21</text:h>
      <text:p text:style-name="Text_20_body">The Board of Directors has at its meeting held on Thursday, July 9, 2020, declared a First Interim Dividend of ₹5.00 per equity share of ₹1 each of the Company. The First Interim Dividend shall be paid on Friday, July 31, 2020 to the equity shareholders of the Company whose names appear on the Register of Members of the Company or in the records of the Depositories as beneficial owners of the shares as on Friday, July 17, 2020 which is the Record Date fixed for the purpose.</text:p>
      <text:p text:style-name="P1"/>
      <text:h text:style-name="P7" text:outline-level="2">Announcement of Date of Board Meeting for Financial Results for Q1 2020-21</text:h>
      <text:p text:style-name="Text_20_body">A meeting of the Board of Directors of Tata Consultancy Services Limited is scheduled to be held on Thursday, July 9, 2020, to inter alia:</text:p>
      <text:list xml:id="list1838493114" text:style-name="L1">
        <text:list-item>
          <text:p text:style-name="P2">To approve and take on record the audited financial results of the Company under Indian Accounting Standards (Ind AS) for the quarter ended June 30, 2020.</text:p>
        </text:list-item>
        <text:list-item>
          <text:p text:style-name="P2">To approve and take on record the audited consolidated financial results of the Company and its subsidiaries under Ind AS for the quarter ended June 30, 2020.</text:p>
        </text:list-item>
        <text:list-item>
          <text:p text:style-name="P2">To consider declaration of an Interim Dividend to the equity shareholders.</text:p>
        </text:list-item>
      </text:list>
      <text:p text:style-name="Text_20_body">The Interim Dividend, if declared, shall be paid to the equity shareholders of the Company whose names appear on the Register of Members of the Company or in the records of the Depositories as beneficial owners of the shares as on Friday, July 17, 2020 which is the Record Date fixed for the purpose.</text:p>
      <text:p text:style-name="Text_20_body">Further, in accordance with Company’s Code of Conduct for Prevention of Insider Trading, the Company has intimated its ‘designated persons’ regarding the closure of the Trading Window for trading in the Company’s equity shares from June 23, 2020 till the expiry of 48 hours from the date the said financial results are made public.</text:p>
      <text:h text:style-name="P7" text:outline-level="2">Schedule of Analyst / Investor Interactions with KMP for the month of July 2020</text:h>
      <text:p text:style-name="P3">Intimation of Schedule of Analyst / Institutional Investor Meetings with KMP pursuant to Regulation 30 of SEBI (Listing Obligations and Disclosure Requirements), Regulations 2015</text:p>
      <text:p text:style-name="P3">Interactions planned in July 2020</text:p>
      <table:table table:name="Table1" table:style-name="Table1">
        <table:table-column table:style-name="Table1.A"/>
        <table:table-column table:style-name="Table1.B"/>
        <table:table-column table:style-name="Table1.C"/>
        <table:table-row>
          <table:table-cell table:style-name="Table1.A1" office:value-type="string">
            <text:p text:style-name="P6">Date</text:p>
          </table:table-cell>
          <table:table-cell table:style-name="Table1.B1" office:value-type="string">
            <text:p text:style-name="P6">Investors / Analysts / Events</text:p>
          </table:table-cell>
          <table:table-cell table:style-name="Table1.B1" office:value-type="string">
            <text:p text:style-name="P6">City</text:p>
          </table:table-cell>
        </table:table-row>
        <table:table-row>
          <table:table-cell table:style-name="Table1.A2" office:value-type="string">
            <text:p text:style-name="Table_20_Contents">July 9, 2020</text:p>
          </table:table-cell>
          <table:table-cell table:style-name="Table1.B2" office:value-type="string">
            <text:p text:style-name="Table_20_Contents">Earnings Conference Call for the Quarter Ended June 30, 2020</text:p>
          </table:table-cell>
          <table:table-cell table:style-name="Table1.B2" office:value-type="string">
            <text:p text:style-name="Table_20_Contents">Mumbai</text:p>
          </table:table-cell>
        </table:table-row>
      </table:table>
      <text:p text:style-name="Text_20_body"><text:soft-page-break/></text:p>
      <text:p text:style-name="P3">Interactions that took place in June 2020</text:p>
      <table:table table:name="Table2" table:style-name="Table2">
        <table:table-column table:style-name="Table2.A"/>
        <table:table-column table:style-name="Table2.B"/>
        <table:table-column table:style-name="Table2.C"/>
        <table:table-row>
          <table:table-cell table:style-name="Table2.A1" office:value-type="string">
            <text:p text:style-name="P6">Date</text:p>
          </table:table-cell>
          <table:table-cell table:style-name="Table2.B1" office:value-type="string">
            <text:p text:style-name="P6">Investor / Analysts / Events</text:p>
          </table:table-cell>
          <table:table-cell table:style-name="Table2.B1" office:value-type="string">
            <text:p text:style-name="P6">City</text:p>
          </table:table-cell>
        </table:table-row>
        <table:table-row>
          <table:table-cell table:style-name="Table2.A2" office:value-type="string">
            <text:p text:style-name="P5">June 11, 2020</text:p>
          </table:table-cell>
          <table:table-cell table:style-name="Table2.B2" office:value-type="string">
            <text:p text:style-name="Table_20_Contents">Annual General Meeting</text:p>
          </table:table-cell>
          <table:table-cell table:style-name="Table2.B2" office:value-type="string">
            <text:p text:style-name="P5">Mumbai</text:p>
          </table:table-cell>
        </table:table-row>
        <table:table-row>
          <table:table-cell table:style-name="Table2.A2" office:value-type="string">
            <text:p text:style-name="Table_20_Contents">June 16, 2020</text:p>
          </table:table-cell>
          <table:table-cell table:style-name="Table2.B2" office:value-type="string">
            <text:p text:style-name="Table_20_Contents">MFS International Singapore Pte Ltd</text:p>
          </table:table-cell>
          <table:table-cell table:style-name="Table2.B2" office:value-type="string">
            <text:p text:style-name="Table_20_Contents">Mumbai</text:p>
          </table:table-cell>
        </table:table-row>
        <table:table-row>
          <table:table-cell table:style-name="Table2.A4" office:value-type="string">
            <text:p text:style-name="Table_20_Contents">June 19, 2020</text:p>
          </table:table-cell>
          <table:table-cell table:style-name="Table2.B4" office:value-type="string">
            <text:p text:style-name="Table_20_Contents">Invesco Advisers, Inc</text:p>
          </table:table-cell>
          <table:table-cell table:style-name="Table2.B4" office:value-type="string">
            <text:p text:style-name="Table_20_Contents">Mumbai</text:p>
          </table:table-cell>
        </table:table-row>
      </table:table>
      <text:p text:style-name="P1"/>
      <text:p text:style-name="P1"/>
      <text:h text:style-name="P7" text:outline-level="2">Announcement of Date of Board Meeting for Financial Results for Q4 2019-20</text:h>
      <text:p text:style-name="Text_20_body"><text:line-break/>A meeting of the Board of Directors of Tata Consultancy Services Limited is scheduled to be held on Thursday, April 16, 2020, to inter alia:</text:p>
      <text:list xml:id="list690282180" text:style-name="L2">
        <text:list-item>
          <text:p text:style-name="P4">To approve and take on record the audited financial results of the Company under Indian Accounting Standards (Ind AS) for the year ended March 31, 2020.</text:p>
        </text:list-item>
        <text:list-item>
          <text:p text:style-name="P4">To approve and take on record the audited consolidated financial results of the Company and its subsidiaries under Ind AS for the year ended March 31, 2020.</text:p>
        </text:list-item>
        <text:list-item>
          <text:p text:style-name="P4">To recommend a final dividend, if any, on the equity shares of the Company for the financial year ended March 31, 2020 for the approval of the shareholders at the ensuing 25<text:span text:style-name="T1">th</text:span> Annual General Meeting.</text:p>
        </text:list-item>
      </text:list>
      <text:p text:style-name="Text_20_body">Further, in accordance with the Company’s Code of Conduct for Prevention of Insider Trading, the Company has intimated its ‘designated persons’ regarding the closure of the Trading Window for trading in the Company’s equity shares from March 24, 2020 till the expiry of 48 hours from the date the said financial results are made public.</text:p>
      <text:h text:style-name="P7" text:outline-level="2">Declaration of Third Interim Dividend and Record Date Q3 FY20</text:h>
      <text:p text:style-name="Text_20_body">The Board of Directors has at its meeting held on Friday, January 17, 2020, declared a Third Interim Dividend of ₹5.00 per equity share of ₹1 each of the Company. The Third Interim Dividend shall be paid on Friday, January 31, 2020 to the equity shareholders of the Company whose names appear on the Register of Members of the Company or in the records of the Depositories as beneficial owners of the shares as on Saturday, January 25, 2020 which is the Record Date fixed for the purpos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09:31:41.991608267</meta:creation-date>
    <dc:date>2020-07-13T09:39:48.906697988</dc:date>
    <meta:editing-duration>PT8M8S</meta:editing-duration>
    <meta:editing-cycles>1</meta:editing-cycles>
    <meta:document-statistic meta:table-count="2" meta:image-count="0" meta:object-count="0" meta:page-count="2" meta:paragraph-count="40" meta:word-count="695" meta:character-count="4027" meta:non-whitespace-character-count="3375"/>
    <meta:generator>LibreOffice/6.0.7.3$Linux_X86_64 LibreOffice_project/00m0$Build-3</meta:generator>
  </office:meta>
</office:document-meta>
</file>